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e8688" officeooo:paragraph-rsid="000e8688" style:font-size-asian="22pt" style:language-asian="zh" style:country-asian="CN" style:font-weight-asian="bold" style:font-size-complex="22pt" style:font-weight-complex="bold"/>
    </style:style>
    <style:style style:name="P2" style:family="paragraph" style:parent-style-name="Standard">
      <style:text-properties fo:font-size="17.1000003814697pt" fo:font-weight="bold" officeooo:rsid="000ea273" officeooo:paragraph-rsid="000ea273" style:font-size-asian="15pt" style:language-asian="zh" style:country-asian="CN" style:font-weight-asian="bold" style:font-size-complex="17.100000381469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线程的休眠</text:p>
      <text:p text:style-name="P2">线程的休眠是必要的，在做服务端的时候为了减少服务器的压力我们需要休眠，如果休眠是在同步代码块中执行，休眠不会让出锁对象</text:p>
      <text:p text:style-name="P2">语法：</text:p>
      <text:p text:style-name="P2">Thread.sleep(休眠的毫秒数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5S</meta:editing-duration>
    <meta:editing-cycles>3</meta:editing-cycles>
    <meta:generator>LibreOffice/5.3.0.3$Windows_X86_64 LibreOffice_project/7074905676c47b82bbcfbea1aeefc84afe1c50e1</meta:generator>
    <dc:date>2018-01-05T10:59:20.812000000</dc:date>
    <meta:document-statistic meta:table-count="0" meta:image-count="0" meta:object-count="0" meta:page-count="1" meta:paragraph-count="4" meta:word-count="75" meta:character-count="88" meta:non-whitespace-character-count="88"/>
    <meta:user-defined meta:name="Info 1"/>
    <meta:user-defined meta:name="Info 2"/>
    <meta:user-defined meta:name="Info 3"/>
    <meta:user-defined meta:name="Info 4"/>
  </office:meta>
</office:document-meta>
</file>